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1.37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4cm"/>
    </style:style>
    <style:style style:name="gr3" style:family="graphic" style:parent-style-name="standard">
      <style:graphic-properties draw:stroke="none" draw:fill="none" fo:min-height="8.199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7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638cm" svg:height="11.628cm" svg:x="0.738cm" svg:y="6.086cm">
          <draw:text-box>
            <text:p>struct FILEs {</text:p>
            <text:p><text:tab/>char *input_file;</text:p>
            <text:p><text:tab/>char *first_output;</text:p>
            <text:p><text:tab/>char *second_output;</text:p>
            <text:p><text:tab/>int status;</text:p>
            <text:p><text:tab/>//status 0 nothing done</text:p>
            <text:p><text:tab/>//status 1 input_file read</text:p>
            <text:p><text:tab/>//status 2 svd done</text:p>
            <text:p><text:tab/>//status 3 Sx.bin written</text:p>
            <text:p><text:tab/>//status 4 reconst file written</text:p>
            <text:p><text:tab/>int num_bytes_rd;</text:p>
            <text:p><text:tab/>int mem_allocated;</text:p>
            <text:p><text:tab/></text:p>
            <text:p><text:tab/></text:p>
            <text:p><text:tab/></text:p>
            <text:p>};</text:p>
          </draw:text-box>
        </draw:frame>
        <draw:frame draw:style-name="gr2" draw:text-style-name="P2" draw:layer="layout" svg:width="7.974cm" svg:height="0.962cm" svg:x="1.724cm" svg:y="3.062cm">
          <draw:text-box>
            <text:p>Structure passed to thread</text:p>
          </draw:text-box>
        </draw:frame>
        <draw:frame draw:style-name="gr3" draw:text-style-name="P1" draw:layer="layout" svg:width="10.73cm" svg:height="8.449cm" svg:x="15.936cm" svg:y="6.331cm">
          <draw:text-box>
            <text:p><text:span text:style-name="T1">struct th_var {</text:span></text:p>
            <text:p><text:span text:style-name="T1"><text:tab/></text:span><text:span text:style-name="T1">float w[256], *pw;</text:span></text:p>
            <text:p><text:span text:style-name="T1"><text:tab/></text:span><text:span text:style-name="T1">int m,n,i,j,p,q,result,len1,len2,len3,len4;</text:span></text:p>
            <text:p><text:span text:style-name="T1"><text:tab/></text:span><text:span text:style-name="T1">//Several of the arrays use 2 pointers to allocate memory. </text:span></text:p>
            <text:p><text:span text:style-name="T1"><text:tab/></text:span><text:span text:style-name="T1">//9 x 8 arrays</text:span></text:p>
            <text:p><text:span text:style-name="T1"><text:tab/></text:span><text:span text:style-name="T1">float *pv, **ppv, **ppvfr;</text:span></text:p>
            <text:p><text:span text:style-name="T1"><text:tab/></text:span><text:span text:style-name="T1">float *puds, **ppuds, **ppudsfr;</text:span></text:p>
            <text:p><text:span text:style-name="T1"><text:tab/></text:span><text:span text:style-name="T1">float *pa,**ppa, **ppafr;</text:span></text:p>
            <text:p><text:span text:style-name="T1"><text:tab/></text:span><text:span text:style-name="T1">float *pds, **ppds, **ppdsfr;</text:span></text:p>
            <text:p><text:span text:style-name="T1"><text:tab/></text:span><text:span text:style-name="T1">//8 x 9 arrays</text:span></text:p>
            <text:p><text:span text:style-name="T1"><text:tab/></text:span><text:span text:style-name="T1">float *pvt, **ppvt, **ppvtfr;</text:span></text:p>
            <text:p><text:span text:style-name="T1"><text:tab/></text:span><text:span text:style-name="T1">//9 x 9 arrays</text:span></text:p>
            <text:p><text:span text:style-name="T1"><text:tab/></text:span><text:span text:style-name="T1">float *pudsvt, **ppudsvt, **ppudsvtfr;</text:span></text:p>
            <text:p><text:span text:style-name="T1"/></text:p>
            <text:p><text:span text:style-name="T1"><text:tab/></text:span><text:span text:style-name="T1">int *ps, **pps, **ppsfr;</text:span></text:p>
            <text:p><text:span text:style-name="T1"><text:tab/></text:span><text:span text:style-name="T1">int *inbuf, *inbuffr;</text:span></text:p>
            <text:p><text:span text:style-name="T1"><text:tab/></text:span></text:p>
            <text:p><text:span text:style-name="T1"><text:tab/></text:span><text:span text:style-name="T1">FILE *inptr,*outptr;</text:span></text:p>
            <text:p><text:span text:style-name="T1"/></text:p>
            <text:p><text:span text:style-name="T1">}</text:span>;</text:p>
          </draw:text-box>
        </draw:frame>
        <draw:frame draw:style-name="gr4" draw:text-style-name="P1" draw:layer="layout" svg:width="13.045cm" svg:height="0.963cm" svg:x="13.379cm" svg:y="4.574cm">
          <draw:text-box>
            <text:p>Structure used by thread for thread variables</text:p>
          </draw:text-box>
        </draw:frame>
        <draw:line draw:style-name="gr5" draw:text-style-name="P3" draw:layer="layout" svg:x1="11.938cm" svg:y1="0.762cm" svg:x2="26.924cm" svg:y2="0.762cm">
          <text:p/>
        </draw:line>
        <draw:line draw:style-name="gr5" draw:text-style-name="P3" draw:layer="layout" svg:x1="11.938cm" svg:y1="14.962cm" svg:x2="26.924cm" svg:y2="14.962cm">
          <text:p/>
        </draw:line>
        <draw:line draw:style-name="gr5" draw:text-style-name="P3" draw:layer="layout" svg:x1="11.938cm" svg:y1="0.762cm" svg:x2="11.938cm" svg:y2="14.962cm">
          <text:p/>
        </draw:line>
        <draw:line draw:style-name="gr5" draw:text-style-name="P3" draw:layer="layout" svg:x1="26.938cm" svg:y1="0.762cm" svg:x2="26.938cm" svg:y2="14.962cm">
          <text:p/>
        </draw:line>
        <draw:frame draw:style-name="gr6" draw:text-style-name="P2" draw:layer="layout" svg:width="12.283cm" svg:height="3.095cm" svg:x="12.954cm" svg:y="1.27cm">
          <draw:text-box>
            <text:p>Thread: <text:span text:style-name="T2">thread that reads and image and </text:span></text:p>
            <text:p><text:span text:style-name="T2">performs the Single Value Decomposition </text:span></text:p>
            <text:p>SVD. <text:s/>The singular values and the </text:p>
            <text:p>reconstructed image are written in files.</text:p>
          </draw:text-box>
        </draw:frame>
        <draw:frame draw:style-name="gr7" draw:text-style-name="P2" draw:layer="layout" svg:width="23.26cm" svg:height="2.384cm" svg:x="4.096cm" svg:y="16.51cm">
          <draw:text-box>
            <text:p>RaspBian ./build_svd.sh ; ./master</text:p>
            <text:p>Ultibo ./buildsvd.sh or with Lazarus tftp 192.168.1.202 &lt; cmdstftp</text:p>
            <text:p>Ultibo version <text:s/>provides a remote shell using telnet, tftp, and webstatus webpage.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05:45:30.880496994</meta:creation-date>
    <dc:date>2019-07-06T08:53:40.646065009</dc:date>
    <meta:editing-duration>PT4M16S</meta:editing-duration>
    <meta:editing-cycles>2</meta:editing-cycles>
    <meta:generator>LibreOffice/5.2.7.2$Linux_ARM_EABI LibreOffice_project/20m0$Build-2</meta:generator>
    <meta:document-statistic meta:object-count="33"/>
  </office:meta>
</office:document-meta>
</file>